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text-position="0% 100%"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position="0% 100%" style:text-underline-style="none"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justify" style:justify-single-word="false" fo:padding="0.074cm" fo:border-left="none" fo:border-right="none" fo:border-top="none" fo:border-bottom="0.035cm solid #000000" style:join-border="false"/>
      <style:text-properties fo:font-weight="bold" style:font-weight-asian="bold" style:font-weight-complex="bold"/>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text-position="0% 100%" style:text-underline-style="none" fo:font-weight="normal" style:font-weight-asian="normal"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rendu du conseil de discipline de</text:p>
      <text:p text:style-name="P3">NID Bilal <text:s/>4ème4</text:p>
      <text:p text:style-name="P3">Mercredi 23 mars 2016 - 9h45</text:p>
      <text:p text:style-name="P10"/>
      <text:p text:style-name="P4"/>
      <text:p text:style-name="P5">Liste des membres du conseil de discipline présents :</text:p>
      <text:p text:style-name="P4"/>
      <text:p text:style-name="P7"><text:s/>Voir feuille de présence.</text:p>
      <text:p text:style-name="P7"/>
      <text:p text:style-name="P7"/>
      <text:p text:style-name="P5">Déroulement du conseil de discipline :</text:p>
      <text:p text:style-name="P7"/>
      <text:p text:style-name="P7"><text:tab/>Le conseil de discipline de Nid Bilal<text:span text:style-name="T4"> </text:span>, scolarisé en 4<text:span text:style-name="T1">ème</text:span> 4, s'ouvre à 9h50. </text:p>
      <text:p text:style-name="P7"><text:tab/>Monsieur Fizet fait entrer Bilal et sa mère.</text:p>
      <text:p text:style-name="P7"><text:tab/>Monsieur Fizet explique le déroulement de la séance, les sanctions pouvant être prises ainsi que les règles de confidentialité des votes et des débats qui s'appliquent au conseil de discipline. </text:p>
      <text:p text:style-name="P8"><text:span text:style-name="T2"><text:tab/>Après avoir rappelé le motif de la comparution de NID Bilal devant le conseil de discipline (participe à une bagarre ayant entraîné la blessure d'une surveillante), Monsieur Fizet fait un rappel de la scolarité de Bilal. Arrivé au collège Jean Vilar le 11 février, une semaine avant les vacances de février, après avoir été exclu sur conseil de discipline du collège Claude Monet à Argenteuil. Nous ne connaissons pas le motif de ce conseil de discipline, mais Bilal nous dit que c'était à cause de « pleins de bêtises » : exclusions de cours, bavardages, insolences...</text:span></text:p>
      <text:p text:style-name="P8"><text:span text:style-name="T2">Il a donc effectué sa scolarité au collège Claude Monet. Bilan de ce début de 4ème : beaucoup d'absences et une moyenne très faible. Bilal a suivi un atelier relais de octobre à décembre et c'est <text:s/>au retour de celui-ci que s'est tenu le conseil de discipline.</text:span></text:p>
      <text:p text:style-name="P8"><text:span text:style-name="T2"/></text:p>
      <text:p text:style-name="P8"><text:span text:style-name="T2">Avant cela, Bilal a été au primaire Henry Wallon à Argenteuil également. Actuellement Bilal vit chez sa grand-mère à Argenteuil, sa maman est à Nanterre et le papa à Cormeilles. Bilal devait aller vivre chez sa mère mais il a refusé d'y aller.</text:span></text:p>
      <text:p text:style-name="P8"><text:span text:style-name="T2"/></text:p>
      <text:p text:style-name="P8"><text:span text:style-name="T2">Bilal est un élève que nous ne connaissons pas, il a été éloigné par mesure conservatoire du collège depuis l'incident qui s'est déroulé le lundi de la rentrée des vacances de février.</text:span></text:p>
      <text:p text:style-name="P8"><text:span text:style-name="T2"/></text:p>
      <text:p text:style-name="P8"><text:span text:style-name="T2">Bilal : « On était dans la cours de récréation, on chahutait. La surveillante a cru que c'était une vraie bagarre. C'est normal de se battre pour rigoler avec de la force » « c'était violent c'est normal »</text:span></text:p>
      <text:p text:style-name="P8"><text:span text:style-name="T2">Bilal a préciser qu'il s'était excusé auprès de la surveillante car le coup était destiné à Larsen et non à elle.</text:span></text:p>
      <text:p text:style-name="P8"><text:span text:style-name="T2"/></text:p>
      <text:p text:style-name="P8"><text:span text:style-name="T2">La maman dit que c'est rare que son fils s'excuse.</text:span></text:p>
      <text:p text:style-name="P6"><text:span text:style-name="T3"><text:tab/></text:span></text:p>
      <text:p text:style-name="P9">Monsieur Duprez intervient et souligne que Bilal et Larsen rigolait bien dans son bureau après l'incident, et qu'ils se sont vite mis d'accord sur une version de l'incident. Par la suite, Monsieur Duprez revient sur l'origine de cette bagarre et met en lien une conversion privée sur internet entre Bilal et Larsen. Ils se seraient échangé quelques insultes pendant les vacances via Facebook. </text:p>
      <text:p text:style-name="P9">Bilal nie et dit qu'il est allé voir Larsen en récréation juste pour parler avec lui.</text:p>
      <text:p text:style-name="P9">Monsieur Duprez demande à Bilal des précisions sur ce qu'il faisait en récréation avec Bilal.</text:p>
      <text:p text:style-name="P9"/>
      <text:p text:style-name="P9">En réponse, Bilal affirme que « cela fait déjà trois fois que je le dis, c'était un jeu et c'est ensuite devenu plus violent ».</text:p>
      <text:p text:style-name="P9"/>
      <text:p text:style-name="P9">Bilal conserve pendant tout le conseil une attitude très désinvolte, assez agressif dans ses réponses et rit souvent.</text:p>
      <text:p text:style-name="P9"><text:soft-page-break/>Bilal reconnaît qu'il y a bien eu des insultes sur Facebook pendant les vacances mais dit que cela ne préparait pas une bagarre. Il précise aussi qu'il ignore qui est Fouad, qui selon Larsen, serait intervenu.</text:p>
      <text:p text:style-name="P9"/>
      <text:p text:style-name="P9">La maman : « La prochaine fois tu régleras tes problèmes à l'extérieur ».</text:p>
      <text:p text:style-name="P9"/>
      <text:p text:style-name="P9">Mme Buraud pose une question à Bilal sur la violence et la rigolade.</text:p>
      <text:p text:style-name="P9"/>
      <text:p text:style-name="P9">La maman : « Bilal, il est violent. Je n'arrive pas à comprendre ».</text:p>
      <text:p text:style-name="P9"/>
      <text:p text:style-name="P9">Bilal : « C'est logique de mettre de la force, quand on se bat ».</text:p>
      <text:p text:style-name="P9"/>
      <text:p text:style-name="P9">Mme Buraud : « Qu'est ce que la violence pour toi ? »</text:p>
      <text:p text:style-name="P9"/>
      <text:p text:style-name="P9">Bilal : «  Il faut que ce soit des vrais coups, il faut que ça serve à quelque chose ».</text:p>
      <text:p text:style-name="P9"/>
      <text:p text:style-name="P9"/>
      <text:p text:style-name="P9">Bilal et sa maman sortent pour la délibération.</text:p>
      <text:p text:style-name="P9"/>
      <text:p text:style-name="P9"/>
      <text:p text:style-name="P6"><text:span text:style-name="T3"><text:tab/></text:span><text:span text:style-name="T2">Vote</text:span></text:p>
      <text:p text:style-name="P9"><text:tab/>Est proposée au vote par M . le Principal l'exclusion définitive du collège Jean Vilar.</text:p>
      <text:p text:style-name="P9">10 votants : 10 pour, 0 contre</text:p>
      <text:p text:style-name="P2"><text:tab/>Est soumis au vote par M. le Principal l'assortiment de cette sanction d'un sursis. </text:p>
      <text:p text:style-name="P2">10 votants : <text:s/>0 pour, 10 contre</text:p>
      <text:p text:style-name="P2"/>
      <text:p text:style-name="P2"><text:tab/>NID Bilal est sanctionné d'une exclusion définitive de l'établissement.</text:p>
      <text:p text:style-name="P2"/>
      <text:p text:style-name="P2"><text:tab/>La décision du conseil de discipline, ainsi que les voies de recours possibles, sont notifiées à la famille par Monsieur Fizet.</text:p>
      <text:p text:style-name="P2"/>
      <text:p text:style-name="P2"/>
      <text:p text:style-name="P2"/>
      <text:p text:style-name="P1">Pour le conseil de discipline :</text:p>
      <text:p text:style-name="P1"> </text:p>
      <text:p text:style-name="P1">Brice Baron, </text:p>
      <text:p text:style-name="P1">représentante du corps enseignant, </text:p>
      <text:p text:style-name="P1">secrétaire de séa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jegou</meta:initial-creator>
    <meta:creation-date>2014-01-07T23:05:38.28</meta:creation-date>
    <dc:date>2016-04-27T16:32:29.09</dc:date>
    <meta:editing-duration>PT1H29M59S</meta:editing-duration>
    <meta:editing-cycles>6</meta:editing-cycles>
    <meta:generator>OpenOffice.org/3.4.1$Win32 OpenOffice.org_project/341m1$Build-9593</meta:generator>
    <meta:document-statistic meta:table-count="0" meta:image-count="0" meta:object-count="0" meta:page-count="2" meta:paragraph-count="42" meta:word-count="734" meta:character-count="4168"/>
  </office:meta>
</office:document-meta>
</file>